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Endpoint.getT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Lin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Class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getTo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Endpoint.LinkedEndpoint( QName fromService , String fromEndpoint , QName toService , String toEndpoint , String lin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